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9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 style:data-style-name="N49">
      <style:table-cell-properties fo:background-color="#e8f2a1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order-bottom="0.74pt double #000000" style:border-line-width-bottom="0.026cm 0.004cm 0.053cm" fo:background-color="#bf819e" fo:border-left="0.74pt double #000000" style:border-line-width-left="0.026cm 0.004cm 0.053cm" fo:border-right="none" fo:border-top="0.74pt double #000000" style:border-line-width-top="0.026cm 0.004cm 0.053cm"/>
    </style:style>
    <style:style style:name="ce6" style:family="table-cell" style:parent-style-name="Default">
      <style:table-cell-properties fo:background-color="#b2b2b2" fo:border="0.74pt double #000000" style:border-line-width="0.026cm 0.004cm 0.053cm"/>
    </style:style>
    <style:style style:name="ce7" style:family="table-cell" style:parent-style-name="Default">
      <style:table-cell-properties fo:border-bottom="0.74pt double #000000" style:border-line-width-bottom="0.026cm 0.004cm 0.053cm" fo:background-color="#bf819e" fo:border-left="none" fo:border-right="0.74pt double #000000" style:border-line-width-right="0.026cm 0.004cm 0.053cm" fo:border-top="0.74pt double #000000" style:border-line-width-top="0.026cm 0.004cm 0.053cm"/>
    </style:style>
    <style:style style:name="ce8" style:family="table-cell" style:parent-style-name="Default">
      <style:table-cell-properties fo:border-bottom="0.74pt double #000000" style:border-line-width-bottom="0.026cm 0.004cm 0.053cm" fo:background-color="#ffb66c" fo:border-left="0.74pt double #000000" style:border-line-width-left="0.026cm 0.004cm 0.053cm" fo:border-right="none" fo:border-top="0.74pt double #000000" style:border-line-width-top="0.026cm 0.004cm 0.053cm"/>
    </style:style>
    <style:style style:name="ce9" style:family="table-cell" style:parent-style-name="Default">
      <style:table-cell-properties fo:border-bottom="0.74pt double #000000" style:border-line-width-bottom="0.026cm 0.004cm 0.053cm" fo:background-color="#ffb66c" fo:border-left="none" fo:border-right="none" fo:border-top="0.74pt double #000000" style:border-line-width-top="0.026cm 0.004cm 0.053cm"/>
    </style:style>
    <style:style style:name="ce10" style:family="table-cell" style:parent-style-name="Default">
      <style:table-cell-properties fo:border-bottom="0.74pt double #000000" style:border-line-width-bottom="0.053cm 0.004cm 0.026cm" fo:background-color="#ffffa6" fo:border-left="0.74pt double #000000" style:border-line-width-left="0.053cm 0.004cm 0.026cm" fo:border-right="none" fo:border-top="0.74pt double #000000" style:border-line-width-top="0.053cm 0.004cm 0.026cm"/>
    </style:style>
    <style:style style:name="ce11" style:family="table-cell" style:parent-style-name="Default">
      <style:table-cell-properties fo:border-bottom="0.74pt double #000000" style:border-line-width-bottom="0.053cm 0.004cm 0.026cm" fo:background-color="#ffffa6" fo:border-left="none" fo:border-right="none" fo:border-top="0.74pt double #000000" style:border-line-width-top="0.053cm 0.004cm 0.026cm"/>
    </style:style>
    <style:style style:name="ce12" style:family="table-cell" style:parent-style-name="Default">
      <style:table-cell-properties fo:border-bottom="0.74pt double #000000" style:border-line-width-bottom="0.026cm 0.004cm 0.053cm" fo:background-color="#b2b2b2" fo:border-left="0.74pt double #000000" style:border-line-width-left="0.026cm 0.004cm 0.053cm" fo:border-right="none" fo:border-top="0.74pt double #000000" style:border-line-width-top="0.026cm 0.004cm 0.053cm"/>
    </style:style>
    <style:style style:name="ce13" style:family="table-cell" style:parent-style-name="Default">
      <style:table-cell-properties fo:border-bottom="0.74pt double #000000" style:border-line-width-bottom="0.026cm 0.004cm 0.053cm" fo:background-color="#b2b2b2" fo:border-left="none" fo:border-right="none" fo:border-top="0.74pt double #000000" style:border-line-width-top="0.026cm 0.004cm 0.053cm"/>
    </style:style>
    <style:style style:name="ce14" style:family="table-cell" style:parent-style-name="Default">
      <style:table-cell-properties fo:border-bottom="0.74pt double #000000" style:border-line-width-bottom="0.026cm 0.004cm 0.053cm" fo:background-color="#77bc65" fo:border-left="0.74pt double #000000" style:border-line-width-left="0.026cm 0.004cm 0.053cm" fo:border-right="none" fo:border-top="0.74pt double #000000" style:border-line-width-top="0.026cm 0.004cm 0.053cm"/>
    </style:style>
    <style:style style:name="ce15" style:family="table-cell" style:parent-style-name="Default">
      <style:table-cell-properties fo:border-bottom="0.74pt double #000000" style:border-line-width-bottom="0.026cm 0.004cm 0.053cm" fo:background-color="#b4c7dc" fo:border-left="0.74pt double #000000" style:border-line-width-left="0.026cm 0.004cm 0.053cm" fo:border-right="none" fo:border-top="0.74pt double #000000" style:border-line-width-top="0.026cm 0.004cm 0.053cm"/>
    </style:style>
    <style:style style:name="ce16" style:family="table-cell" style:parent-style-name="Default">
      <style:table-cell-properties fo:border-bottom="0.74pt double #000000" style:border-line-width-bottom="0.026cm 0.004cm 0.053cm" fo:background-color="#77bc65" fo:border-left="none" fo:border-right="none" fo:border-top="0.74pt double #000000" style:border-line-width-top="0.026cm 0.004cm 0.053cm"/>
    </style:style>
    <style:style style:name="ce17" style:family="table-cell" style:parent-style-name="Default">
      <style:table-cell-properties fo:border-bottom="0.74pt double #000000" style:border-line-width-bottom="0.026cm 0.004cm 0.053cm" fo:background-color="#b4c7dc" fo:border-left="none" fo:border-right="none" fo:border-top="0.74pt double #000000" style:border-line-width-top="0.026cm 0.004cm 0.053cm"/>
    </style:style>
    <style:style style:name="ce18" style:family="table-cell" style:parent-style-name="Default">
      <style:table-cell-properties fo:border-bottom="0.74pt double #000000" style:border-line-width-bottom="0.026cm 0.004cm 0.053cm" fo:background-color="#ffb66c" fo:border-left="none" fo:border-right="0.74pt double #000000" style:border-line-width-right="0.026cm 0.004cm 0.053cm" fo:border-top="0.74pt double #000000" style:border-line-width-top="0.026cm 0.004cm 0.053cm"/>
    </style:style>
    <style:style style:name="ce19" style:family="table-cell" style:parent-style-name="Default">
      <style:table-cell-properties fo:border-bottom="0.74pt double #000000" style:border-line-width-bottom="0.053cm 0.004cm 0.026cm" fo:background-color="#ffffa6" fo:border-left="none" fo:border-right="0.74pt double #000000" style:border-line-width-right="0.053cm 0.004cm 0.026cm" fo:border-top="0.74pt double #000000" style:border-line-width-top="0.053cm 0.004cm 0.026cm"/>
    </style:style>
    <style:style style:name="ce20" style:family="table-cell" style:parent-style-name="Default">
      <style:table-cell-properties fo:border-bottom="0.74pt double #000000" style:border-line-width-bottom="0.026cm 0.004cm 0.053cm" fo:background-color="#ffa6a6" fo:border-left="0.74pt double #000000" style:border-line-width-left="0.026cm 0.004cm 0.053cm" fo:border-right="none" fo:border-top="0.74pt double #000000" style:border-line-width-top="0.026cm 0.004cm 0.053cm"/>
    </style:style>
    <style:style style:name="ce21" style:family="table-cell" style:parent-style-name="Default">
      <style:table-cell-properties fo:border-bottom="0.74pt double #000000" style:border-line-width-bottom="0.026cm 0.004cm 0.053cm" fo:background-color="#ffa6a6" fo:border-left="none" fo:border-right="none" fo:border-top="0.74pt double #000000" style:border-line-width-top="0.026cm 0.004cm 0.053cm"/>
    </style:style>
    <style:style style:name="ce22" style:family="table-cell" style:parent-style-name="Default">
      <style:table-cell-properties fo:border-bottom="0.74pt double #000000" style:border-line-width-bottom="0.026cm 0.004cm 0.053cm" fo:background-color="#77bc65" fo:border-left="none" fo:border-right="0.74pt double #000000" style:border-line-width-right="0.026cm 0.004cm 0.053cm" fo:border-top="0.74pt double #000000" style:border-line-width-top="0.026cm 0.004cm 0.053cm"/>
    </style:style>
    <style:style style:name="ce23" style:family="table-cell" style:parent-style-name="Default">
      <style:table-cell-properties fo:border-bottom="0.74pt double #000000" style:border-line-width-bottom="0.026cm 0.004cm 0.053cm" fo:background-color="#b4c7dc" fo:border-left="none" fo:border-right="0.74pt double #000000" style:border-line-width-right="0.026cm 0.004cm 0.053cm" fo:border-top="0.74pt double #000000" style:border-line-width-top="0.026cm 0.004cm 0.053cm"/>
    </style:style>
    <style:style style:name="ce24" style:family="table-cell" style:parent-style-name="Default">
      <style:table-cell-properties fo:border-bottom="0.74pt double #000000" style:border-line-width-bottom="0.026cm 0.004cm 0.053cm" fo:background-color="#ffa6a6" fo:border-left="none" fo:border-right="0.74pt double #000000" style:border-line-width-right="0.026cm 0.004cm 0.053cm" fo:border-top="0.74pt double #000000" style:border-line-width-top="0.026cm 0.004cm 0.053cm"/>
    </style:style>
    <style:style style:name="ce25" style:family="table-cell" style:parent-style-name="Default">
      <style:table-cell-properties fo:border-bottom="0.74pt double #000000" style:border-line-width-bottom="0.026cm 0.004cm 0.053cm" fo:background-color="#b2b2b2" fo:border-left="none" fo:border-right="0.74pt double #000000" style:border-line-width-right="0.026cm 0.004cm 0.053cm" fo:border-top="0.74pt double #000000" style:border-line-width-top="0.026cm 0.004cm 0.053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2" table:default-cell-style-name="ce4"/>
        <table:table-column table:style-name="co2" table:number-columns-repeated="16358" table:default-cell-style-name="Default"/>
        <table:table-row table:style-name="ro1">
          <table:table-cell table:style-name="ce1"/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2"/>
          <table:table-cell table:style-name="ce1" table:number-columns-repeated="1635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table:formula="of:=DATE(2023; 8; 22) - [.A2]" office:value-type="date" office:date-value="2023-08-22" calcext:value-type="date">
            <text:p>2023-08-22</text:p>
          </table:table-cell>
          <table:table-cell table:number-columns-repeated="12"/>
          <table:table-cell table:style-name="ce15"/>
          <table:table-cell table:style-name="ce17" table:number-columns-repeated="8"/>
          <table:table-cell table:style-name="ce23"/>
          <table:table-cell table:number-columns-repeated="163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DATE(2023; 8; 22) - [.A3]" office:value-type="date" office:date-value="2023-08-21" calcext:value-type="date">
            <text:p>2023-08-21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DATE(2023; 8; 22) - [.A4]" office:value-type="date" office:date-value="2023-08-20" calcext:value-type="date">
            <text:p>2023-08-20</text:p>
          </table:table-cell>
          <table:table-cell table:number-columns-repeated="21"/>
          <table:table-cell table:style-name="ce5"/>
          <table:table-cell table:style-name="ce7"/>
          <table:table-cell table:number-columns-repeated="1635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DATE(2023; 8; 22) - [.A5]" office:value-type="date" office:date-value="2023-08-19" calcext:value-type="date">
            <text:p>2023-08-19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DATE(2023; 8; 22) - [.A6]" office:value-type="date" office:date-value="2023-08-18" calcext:value-type="date">
            <text:p>2023-08-18</text:p>
          </table:table-cell>
          <table:table-cell table:style-name="ce6"/>
          <table:table-cell table:number-columns-repeated="8"/>
          <table:table-cell table:style-name="ce10"/>
          <table:table-cell table:style-name="ce11" table:number-columns-repeated="4"/>
          <table:table-cell table:style-name="ce19"/>
          <table:table-cell table:number-columns-repeated="2"/>
          <table:table-cell table:style-name="ce20"/>
          <table:table-cell table:style-name="ce21" table:number-columns-repeated="3"/>
          <table:table-cell table:style-name="ce24"/>
          <table:table-cell table:number-columns-repeated="1636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DATE(2023; 8; 22) - [.A7]" office:value-type="date" office:date-value="2023-08-17" calcext:value-type="date">
            <text:p>2023-08-17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3"/>
          <table:table-cell table:style-name="ce12"/>
          <table:table-cell table:style-name="ce13" table:number-columns-repeated="11"/>
          <table:table-cell table:style-name="ce25"/>
          <table:table-cell table:number-columns-repeated="1635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DATE(2023; 8; 22) - [.A8]" office:value-type="date" office:date-value="2023-08-16" calcext:value-type="date">
            <text:p>2023-08-16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DATE(2023; 8; 22) - [.A9]" office:value-type="date" office:date-value="2023-08-15" calcext:value-type="date">
            <text:p>2023-08-15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DATE(2023; 8; 22) - [.A10]" office:value-type="date" office:date-value="2023-08-14" calcext:value-type="date">
            <text:p>2023-08-14</text:p>
          </table:table-cell>
          <table:table-cell table:number-columns-repeated="3"/>
          <table:table-cell table:style-name="ce8"/>
          <table:table-cell table:style-name="ce9" table:number-columns-repeated="9"/>
          <table:table-cell table:style-name="ce18"/>
          <table:table-cell table:number-columns-repeated="1636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DATE(2023; 8; 22) - [.A11]" office:value-type="date" office:date-value="2023-08-13" calcext:value-type="date">
            <text:p>2023-08-13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DATE(2023; 8; 22) - [.A12]" office:value-type="date" office:date-value="2023-08-12" calcext:value-type="date">
            <text:p>2023-08-12</text:p>
          </table:table-cell>
          <table:table-cell table:number-columns-repeated="11"/>
          <table:table-cell table:style-name="ce14"/>
          <table:table-cell table:style-name="ce16" table:number-columns-repeated="7"/>
          <table:table-cell table:style-name="ce22"/>
          <table:table-cell table:number-columns-repeated="1636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DATE(2023; 8; 22) - [.A13]" office:value-type="date" office:date-value="2023-08-11" calcext:value-type="date">
            <text:p>2023-08-11</text:p>
          </table:table-cell>
          <table:table-cell table:number-columns-repeated="1638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DATE(2023; 8; 22) - [.A14]" office:value-type="date" office:date-value="2023-08-10" calcext:value-type="date">
            <text:p>2023-08-10</text:p>
          </table:table-cell>
          <table:table-cell table:number-columns-repeated="1638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DATE(2023; 8; 22) - [.A15]" office:value-type="date" office:date-value="2023-08-09" calcext:value-type="date">
            <text:p>2023-08-09</text:p>
          </table:table-cell>
          <table:table-cell table:number-columns-repeated="1638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DATE(2023; 8; 22) - [.A16]" office:value-type="date" office:date-value="2023-08-08" calcext:value-type="date">
            <text:p>2023-08-08</text:p>
          </table:table-cell>
          <table:table-cell table:number-columns-repeated="1638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DATE(2023; 8; 22) - [.A17]" office:value-type="date" office:date-value="2023-08-07" calcext:value-type="date">
            <text:p>2023-08-07</text:p>
          </table:table-cell>
          <table:table-cell table:number-columns-repeated="1638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DATE(2023; 8; 22) - [.A18]" office:value-type="date" office:date-value="2023-08-06" calcext:value-type="date">
            <text:p>2023-08-06</text:p>
          </table:table-cell>
          <table:table-cell table:number-columns-repeated="1638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DATE(2023; 8; 22) - [.A19]" office:value-type="date" office:date-value="2023-08-05" calcext:value-type="date">
            <text:p>2023-08-05</text:p>
          </table:table-cell>
          <table:table-cell table:number-columns-repeated="16382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DATE(2023; 8; 22) - [.A20]" office:value-type="date" office:date-value="2023-08-04" calcext:value-type="date">
            <text:p>2023-08-04</text:p>
          </table:table-cell>
          <table:table-cell table:number-columns-repeated="16382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DATE(2023; 8; 22) - [.A21]" office:value-type="date" office:date-value="2023-08-03" calcext:value-type="date">
            <text:p>2023-08-03</text:p>
          </table:table-cell>
          <table:table-cell table:number-columns-repeated="1638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DATE(2023; 8; 22) - [.A22]" office:value-type="date" office:date-value="2023-08-02" calcext:value-type="date">
            <text:p>2023-08-02</text:p>
          </table:table-cell>
          <table:table-cell table:number-columns-repeated="16382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DATE(2023; 8; 22) - [.A23]" office:value-type="date" office:date-value="2023-08-01" calcext:value-type="date">
            <text:p>2023-08-01</text:p>
          </table:table-cell>
          <table:table-cell table:number-columns-repeated="16382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table:formula="of:=DATE(2023; 8; 22) - [.A24]" office:value-type="date" office:date-value="2023-07-31" calcext:value-type="date">
            <text:p>2023-07-31</text:p>
          </table:table-cell>
          <table:table-cell table:number-columns-repeated="16382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table:formula="of:=DATE(2023; 8; 22) - [.A25]" office:value-type="date" office:date-value="2023-07-30" calcext:value-type="date">
            <text:p>2023-07-30</text:p>
          </table:table-cell>
          <table:table-cell table:number-columns-repeated="16382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table:formula="of:=DATE(2023; 8; 22) - [.A26]" office:value-type="date" office:date-value="2023-07-29" calcext:value-type="date">
            <text:p>2023-07-29</text:p>
          </table:table-cell>
          <table:table-cell table:number-columns-repeated="16382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formula="of:=DATE(2023; 8; 22) - [.A27]" office:value-type="date" office:date-value="2023-07-28" calcext:value-type="date">
            <text:p>2023-07-28</text:p>
          </table:table-cell>
          <table:table-cell table:number-columns-repeated="16382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table:formula="of:=DATE(2023; 8; 22) - [.A28]" office:value-type="date" office:date-value="2023-07-27" calcext:value-type="date">
            <text:p>2023-07-27</text:p>
          </table:table-cell>
          <table:table-cell table:number-columns-repeated="1638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table:formula="of:=DATE(2023; 8; 22) - [.A29]" office:value-type="date" office:date-value="2023-07-26" calcext:value-type="date">
            <text:p>2023-07-26</text:p>
          </table:table-cell>
          <table:table-cell table:number-columns-repeated="16382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table:formula="of:=DATE(2023; 8; 22) - [.A30]" office:value-type="date" office:date-value="2023-07-25" calcext:value-type="date">
            <text:p>2023-07-25</text:p>
          </table:table-cell>
          <table:table-cell table:number-columns-repeated="16382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table:formula="of:=DATE(2023; 8; 22) - [.A31]" office:value-type="date" office:date-value="2023-07-24" calcext:value-type="date">
            <text:p>2023-07-24</text:p>
          </table:table-cell>
          <table:table-cell table:number-columns-repeated="16382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table:formula="of:=DATE(2023; 8; 22) - [.A32]" office:value-type="date" office:date-value="2023-07-23" calcext:value-type="date">
            <text:p>2023-07-23</text:p>
          </table:table-cell>
          <table:table-cell table:number-columns-repeated="16382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table:formula="of:=DATE(2023; 8; 22) - [.A33]" office:value-type="date" office:date-value="2023-07-22" calcext:value-type="date">
            <text:p>2023-07-22</text:p>
          </table:table-cell>
          <table:table-cell table:number-columns-repeated="16382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DATE(2023; 8; 22) - [.A34]" office:value-type="date" office:date-value="2023-07-21" calcext:value-type="date">
            <text:p>2023-07-21</text:p>
          </table:table-cell>
          <table:table-cell table:number-columns-repeated="16382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table:formula="of:=DATE(2023; 8; 22) - [.A35]" office:value-type="date" office:date-value="2023-07-20" calcext:value-type="date">
            <text:p>2023-07-20</text:p>
          </table:table-cell>
          <table:table-cell table:number-columns-repeated="1638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table:formula="of:=DATE(2023; 8; 22) - [.A36]" office:value-type="date" office:date-value="2023-07-19" calcext:value-type="date">
            <text:p>2023-07-19</text:p>
          </table:table-cell>
          <table:table-cell table:number-columns-repeated="16382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table:formula="of:=DATE(2023; 8; 22) - [.A37]" office:value-type="date" office:date-value="2023-07-18" calcext:value-type="date">
            <text:p>2023-07-18</text:p>
          </table:table-cell>
          <table:table-cell table:number-columns-repeated="16382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table:formula="of:=DATE(2023; 8; 22) - [.A38]" office:value-type="date" office:date-value="2023-07-17" calcext:value-type="date">
            <text:p>2023-07-17</text:p>
          </table:table-cell>
          <table:table-cell table:number-columns-repeated="16382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table:formula="of:=DATE(2023; 8; 22) - [.A39]" office:value-type="date" office:date-value="2023-07-16" calcext:value-type="date">
            <text:p>2023-07-16</text:p>
          </table:table-cell>
          <table:table-cell table:number-columns-repeated="16382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table:formula="of:=DATE(2023; 8; 22) - [.A40]" office:value-type="date" office:date-value="2023-07-15" calcext:value-type="date">
            <text:p>2023-07-15</text:p>
          </table:table-cell>
          <table:table-cell table:number-columns-repeated="16382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table:formula="of:=DATE(2023; 8; 22) - [.A41]" office:value-type="date" office:date-value="2023-07-14" calcext:value-type="date">
            <text:p>2023-07-14</text:p>
          </table:table-cell>
          <table:table-cell table:number-columns-repeated="16382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table:formula="of:=DATE(2023; 8; 22) - [.A42]" office:value-type="date" office:date-value="2023-07-13" calcext:value-type="date">
            <text:p>2023-07-13</text:p>
          </table:table-cell>
          <table:table-cell table:number-columns-repeated="16382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table:formula="of:=DATE(2023; 8; 22) - [.A43]" office:value-type="date" office:date-value="2023-07-12" calcext:value-type="date">
            <text:p>2023-07-12</text:p>
          </table:table-cell>
          <table:table-cell table:number-columns-repeated="16382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table:formula="of:=DATE(2023; 8; 22) - [.A44]" office:value-type="date" office:date-value="2023-07-11" calcext:value-type="date">
            <text:p>2023-07-11</text:p>
          </table:table-cell>
          <table:table-cell table:number-columns-repeated="16382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table:formula="of:=DATE(2023; 8; 22) - [.A45]" office:value-type="date" office:date-value="2023-07-10" calcext:value-type="date">
            <text:p>2023-07-10</text:p>
          </table:table-cell>
          <table:table-cell table:number-columns-repeated="16382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table:formula="of:=DATE(2023; 8; 22) - [.A46]" office:value-type="date" office:date-value="2023-07-09" calcext:value-type="date">
            <text:p>2023-07-09</text:p>
          </table:table-cell>
          <table:table-cell table:number-columns-repeated="16382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table:formula="of:=DATE(2023; 8; 22) - [.A47]" office:value-type="date" office:date-value="2023-07-08" calcext:value-type="date">
            <text:p>2023-07-08</text:p>
          </table:table-cell>
          <table:table-cell table:number-columns-repeated="16382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DATE(2023; 8; 22) - [.A48]" office:value-type="date" office:date-value="2023-07-07" calcext:value-type="date">
            <text:p>2023-07-07</text:p>
          </table:table-cell>
          <table:table-cell table:number-columns-repeated="16382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table:formula="of:=DATE(2023; 8; 22) - [.A49]" office:value-type="date" office:date-value="2023-07-06" calcext:value-type="date">
            <text:p>2023-07-06</text:p>
          </table:table-cell>
          <table:table-cell table:number-columns-repeated="16382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DATE(2023; 8; 22) - [.A50]" office:value-type="date" office:date-value="2023-07-05" calcext:value-type="date">
            <text:p>2023-07-05</text:p>
          </table:table-cell>
          <table:table-cell table:number-columns-repeated="16382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table:formula="of:=DATE(2023; 8; 22) - [.A51]" office:value-type="date" office:date-value="2023-07-04" calcext:value-type="date">
            <text:p>2023-07-04</text:p>
          </table:table-cell>
          <table:table-cell table:number-columns-repeated="16382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table:formula="of:=DATE(2023; 8; 22) - [.A52]" office:value-type="date" office:date-value="2023-07-03" calcext:value-type="date">
            <text:p>2023-07-03</text:p>
          </table:table-cell>
          <table:table-cell table:number-columns-repeated="16382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table:formula="of:=DATE(2023; 8; 22) - [.A53]" office:value-type="date" office:date-value="2023-07-02" calcext:value-type="date">
            <text:p>2023-07-02</text:p>
          </table:table-cell>
          <table:table-cell table:number-columns-repeated="16382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table:formula="of:=DATE(2023; 8; 22) - [.A54]" office:value-type="date" office:date-value="2023-07-01" calcext:value-type="date">
            <text:p>2023-07-01</text:p>
          </table:table-cell>
          <table:table-cell table:number-columns-repeated="16382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DATE(2023; 8; 22) - [.A55]" office:value-type="date" office:date-value="2023-06-30" calcext:value-type="date">
            <text:p>2023-06-30</text:p>
          </table:table-cell>
          <table:table-cell table:number-columns-repeated="16382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table:formula="of:=DATE(2023; 8; 22) - [.A56]" office:value-type="date" office:date-value="2023-06-29" calcext:value-type="date">
            <text:p>2023-06-29</text:p>
          </table:table-cell>
          <table:table-cell table:number-columns-repeated="16382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table:formula="of:=DATE(2023; 8; 22) - [.A57]" office:value-type="date" office:date-value="2023-06-28" calcext:value-type="date">
            <text:p>2023-06-28</text:p>
          </table:table-cell>
          <table:table-cell table:number-columns-repeated="16382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table:formula="of:=DATE(2023; 8; 22) - [.A58]" office:value-type="date" office:date-value="2023-06-27" calcext:value-type="date">
            <text:p>2023-06-27</text:p>
          </table:table-cell>
          <table:table-cell table:number-columns-repeated="16382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table:formula="of:=DATE(2023; 8; 22) - [.A59]" office:value-type="date" office:date-value="2023-06-26" calcext:value-type="date">
            <text:p>2023-06-26</text:p>
          </table:table-cell>
          <table:table-cell table:number-columns-repeated="16382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table:formula="of:=DATE(2023; 8; 22) - [.A60]" office:value-type="date" office:date-value="2023-06-25" calcext:value-type="date">
            <text:p>2023-06-25</text:p>
          </table:table-cell>
          <table:table-cell table:number-columns-repeated="16382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table:formula="of:=DATE(2023; 8; 22) - [.A61]" office:value-type="date" office:date-value="2023-06-24" calcext:value-type="date">
            <text:p>2023-06-24</text:p>
          </table:table-cell>
          <table:table-cell table:number-columns-repeated="16382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table:formula="of:=DATE(2023; 8; 22) - [.A62]" office:value-type="date" office:date-value="2023-06-23" calcext:value-type="date">
            <text:p>2023-06-23</text:p>
          </table:table-cell>
          <table:table-cell table:number-columns-repeated="16382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table:formula="of:=DATE(2023; 8; 22) - [.A63]" office:value-type="date" office:date-value="2023-06-22" calcext:value-type="date">
            <text:p>2023-06-22</text:p>
          </table:table-cell>
          <table:table-cell table:number-columns-repeated="16382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table:formula="of:=DATE(2023; 8; 22) - [.A64]" office:value-type="date" office:date-value="2023-06-21" calcext:value-type="date">
            <text:p>2023-06-21</text:p>
          </table:table-cell>
          <table:table-cell table:number-columns-repeated="16382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table:formula="of:=DATE(2023; 8; 22) - [.A65]" office:value-type="date" office:date-value="2023-06-20" calcext:value-type="date">
            <text:p>2023-06-20</text:p>
          </table:table-cell>
          <table:table-cell table:number-columns-repeated="16382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table:formula="of:=DATE(2023; 8; 22) - [.A66]" office:value-type="date" office:date-value="2023-06-19" calcext:value-type="date">
            <text:p>2023-06-19</text:p>
          </table:table-cell>
          <table:table-cell table:number-columns-repeated="16382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table:formula="of:=DATE(2023; 8; 22) - [.A67]" office:value-type="date" office:date-value="2023-06-18" calcext:value-type="date">
            <text:p>2023-06-18</text:p>
          </table:table-cell>
          <table:table-cell table:number-columns-repeated="16382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table:formula="of:=DATE(2023; 8; 22) - [.A68]" office:value-type="date" office:date-value="2023-06-17" calcext:value-type="date">
            <text:p>2023-06-17</text:p>
          </table:table-cell>
          <table:table-cell table:number-columns-repeated="16382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table:formula="of:=DATE(2023; 8; 22) - [.A69]" office:value-type="date" office:date-value="2023-06-16" calcext:value-type="date">
            <text:p>2023-06-16</text:p>
          </table:table-cell>
          <table:table-cell table:number-columns-repeated="16382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table:formula="of:=DATE(2023; 8; 22) - [.A70]" office:value-type="date" office:date-value="2023-06-15" calcext:value-type="date">
            <text:p>2023-06-15</text:p>
          </table:table-cell>
          <table:table-cell table:number-columns-repeated="16382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table:formula="of:=DATE(2023; 8; 22) - [.A71]" office:value-type="date" office:date-value="2023-06-14" calcext:value-type="date">
            <text:p>2023-06-14</text:p>
          </table:table-cell>
          <table:table-cell table:number-columns-repeated="16382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table:formula="of:=DATE(2023; 8; 22) - [.A72]" office:value-type="date" office:date-value="2023-06-13" calcext:value-type="date">
            <text:p>2023-06-13</text:p>
          </table:table-cell>
          <table:table-cell table:number-columns-repeated="16382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table:formula="of:=DATE(2023; 8; 22) - [.A73]" office:value-type="date" office:date-value="2023-06-12" calcext:value-type="date">
            <text:p>2023-06-12</text:p>
          </table:table-cell>
          <table:table-cell table:number-columns-repeated="16382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table:formula="of:=DATE(2023; 8; 22) - [.A74]" office:value-type="date" office:date-value="2023-06-11" calcext:value-type="date">
            <text:p>2023-06-11</text:p>
          </table:table-cell>
          <table:table-cell table:number-columns-repeated="16382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table:formula="of:=DATE(2023; 8; 22) - [.A75]" office:value-type="date" office:date-value="2023-06-10" calcext:value-type="date">
            <text:p>2023-06-10</text:p>
          </table:table-cell>
          <table:table-cell table:number-columns-repeated="16382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table:formula="of:=DATE(2023; 8; 22) - [.A76]" office:value-type="date" office:date-value="2023-06-09" calcext:value-type="date">
            <text:p>2023-06-09</text:p>
          </table:table-cell>
          <table:table-cell table:number-columns-repeated="16382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table:formula="of:=DATE(2023; 8; 22) - [.A77]" office:value-type="date" office:date-value="2023-06-08" calcext:value-type="date">
            <text:p>2023-06-08</text:p>
          </table:table-cell>
          <table:table-cell table:number-columns-repeated="16382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DATE(2023; 8; 22) - [.A78]" office:value-type="date" office:date-value="2023-06-07" calcext:value-type="date">
            <text:p>2023-06-07</text:p>
          </table:table-cell>
          <table:table-cell table:number-columns-repeated="16382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table:formula="of:=DATE(2023; 8; 22) - [.A79]" office:value-type="date" office:date-value="2023-06-06" calcext:value-type="date">
            <text:p>2023-06-06</text:p>
          </table:table-cell>
          <table:table-cell table:number-columns-repeated="16382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table:formula="of:=DATE(2023; 8; 22) - [.A80]" office:value-type="date" office:date-value="2023-06-05" calcext:value-type="date">
            <text:p>2023-06-05</text:p>
          </table:table-cell>
          <table:table-cell table:number-columns-repeated="16382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table:formula="of:=DATE(2023; 8; 22) - [.A81]" office:value-type="date" office:date-value="2023-06-04" calcext:value-type="date">
            <text:p>2023-06-04</text:p>
          </table:table-cell>
          <table:table-cell table:number-columns-repeated="16382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table:formula="of:=DATE(2023; 8; 22) - [.A82]" office:value-type="date" office:date-value="2023-06-03" calcext:value-type="date">
            <text:p>2023-06-03</text:p>
          </table:table-cell>
          <table:table-cell table:number-columns-repeated="16382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table:formula="of:=DATE(2023; 8; 22) - [.A83]" office:value-type="date" office:date-value="2023-06-02" calcext:value-type="date">
            <text:p>2023-06-02</text:p>
          </table:table-cell>
          <table:table-cell table:number-columns-repeated="16382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table:formula="of:=DATE(2023; 8; 22) - [.A84]" office:value-type="date" office:date-value="2023-06-01" calcext:value-type="date">
            <text:p>2023-06-01</text:p>
          </table:table-cell>
          <table:table-cell table:number-columns-repeated="16382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table:formula="of:=DATE(2023; 8; 22) - [.A85]" office:value-type="date" office:date-value="2023-05-31" calcext:value-type="date">
            <text:p>2023-05-31</text:p>
          </table:table-cell>
          <table:table-cell table:number-columns-repeated="16382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table:formula="of:=DATE(2023; 8; 22) - [.A86]" office:value-type="date" office:date-value="2023-05-30" calcext:value-type="date">
            <text:p>2023-05-30</text:p>
          </table:table-cell>
          <table:table-cell table:number-columns-repeated="16382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table:formula="of:=DATE(2023; 8; 22) - [.A87]" office:value-type="date" office:date-value="2023-05-29" calcext:value-type="date">
            <text:p>2023-05-29</text:p>
          </table:table-cell>
          <table:table-cell table:number-columns-repeated="16382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table:formula="of:=DATE(2023; 8; 22) - [.A88]" office:value-type="date" office:date-value="2023-05-28" calcext:value-type="date">
            <text:p>2023-05-28</text:p>
          </table:table-cell>
          <table:table-cell table:number-columns-repeated="16382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table:formula="of:=DATE(2023; 8; 22) - [.A89]" office:value-type="date" office:date-value="2023-05-27" calcext:value-type="date">
            <text:p>2023-05-27</text:p>
          </table:table-cell>
          <table:table-cell table:number-columns-repeated="16382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table:formula="of:=DATE(2023; 8; 22) - [.A90]" office:value-type="date" office:date-value="2023-05-26" calcext:value-type="date">
            <text:p>2023-05-26</text:p>
          </table:table-cell>
          <table:table-cell table:number-columns-repeated="16382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table:formula="of:=DATE(2023; 8; 22) - [.A91]" office:value-type="date" office:date-value="2023-05-25" calcext:value-type="date">
            <text:p>2023-05-25</text:p>
          </table:table-cell>
          <table:table-cell table:number-columns-repeated="16382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table:formula="of:=DATE(2023; 8; 22) - [.A92]" office:value-type="date" office:date-value="2023-05-24" calcext:value-type="date">
            <text:p>2023-05-24</text:p>
          </table:table-cell>
          <table:table-cell table:number-columns-repeated="16382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table:formula="of:=DATE(2023; 8; 22) - [.A93]" office:value-type="date" office:date-value="2023-05-23" calcext:value-type="date">
            <text:p>2023-05-23</text:p>
          </table:table-cell>
          <table:table-cell table:number-columns-repeated="1638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table:formula="of:=DATE(2023; 8; 22) - [.A94]" office:value-type="date" office:date-value="2023-05-22" calcext:value-type="date">
            <text:p>2023-05-22</text:p>
          </table:table-cell>
          <table:table-cell table:number-columns-repeated="16382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table:formula="of:=DATE(2023; 8; 22) - [.A95]" office:value-type="date" office:date-value="2023-05-21" calcext:value-type="date">
            <text:p>2023-05-21</text:p>
          </table:table-cell>
          <table:table-cell table:number-columns-repeated="16382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table:formula="of:=DATE(2023; 8; 22) - [.A96]" office:value-type="date" office:date-value="2023-05-20" calcext:value-type="date">
            <text:p>2023-05-20</text:p>
          </table:table-cell>
          <table:table-cell table:number-columns-repeated="16382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table:formula="of:=DATE(2023; 8; 22) - [.A97]" office:value-type="date" office:date-value="2023-05-19" calcext:value-type="date">
            <text:p>2023-05-19</text:p>
          </table:table-cell>
          <table:table-cell table:number-columns-repeated="16382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table:formula="of:=DATE(2023; 8; 22) - [.A98]" office:value-type="date" office:date-value="2023-05-18" calcext:value-type="date">
            <text:p>2023-05-18</text:p>
          </table:table-cell>
          <table:table-cell table:number-columns-repeated="16382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table:formula="of:=DATE(2023; 8; 22) - [.A99]" office:value-type="date" office:date-value="2023-05-17" calcext:value-type="date">
            <text:p>2023-05-17</text:p>
          </table:table-cell>
          <table:table-cell table:number-columns-repeated="16382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table:formula="of:=DATE(2023; 8; 22) - [.A100]" office:value-type="date" office:date-value="2023-05-16" calcext:value-type="date">
            <text:p>2023-05-16</text:p>
          </table:table-cell>
          <table:table-cell table:number-columns-repeated="16382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DATE(2023; 8; 22) - [.A101]" office:value-type="date" office:date-value="2023-05-15" calcext:value-type="date">
            <text:p>2023-05-15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table:formula="of:=DATE(2023; 8; 22) - [.A102]" office:value-type="date" office:date-value="2023-05-14" calcext:value-type="date">
            <text:p>2023-05-1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table:formula="of:=DATE(2023; 8; 22) - [.A103]" office:value-type="date" office:date-value="2023-05-13" calcext:value-type="date">
            <text:p>2023-05-13</text:p>
          </table:table-cell>
          <table:table-cell table:number-columns-repeated="1638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table:formula="of:=DATE(2023; 8; 22) - [.A104]" office:value-type="date" office:date-value="2023-05-12" calcext:value-type="date">
            <text:p>2023-05-12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table:formula="of:=DATE(2023; 8; 22) - [.A105]" office:value-type="date" office:date-value="2023-05-11" calcext:value-type="date">
            <text:p>2023-05-11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table:formula="of:=DATE(2023; 8; 22) - [.A106]" office:value-type="date" office:date-value="2023-05-10" calcext:value-type="date">
            <text:p>2023-05-10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table:formula="of:=DATE(2023; 8; 22) - [.A107]" office:value-type="date" office:date-value="2023-05-09" calcext:value-type="date">
            <text:p>2023-05-09</text:p>
          </table:table-cell>
          <table:table-cell table:number-columns-repeated="1638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table:formula="of:=DATE(2023; 8; 22) - [.A108]" office:value-type="date" office:date-value="2023-05-08" calcext:value-type="date">
            <text:p>2023-05-08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table:formula="of:=DATE(2023; 8; 22) - [.A109]" office:value-type="date" office:date-value="2023-05-07" calcext:value-type="date">
            <text:p>2023-05-07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table:formula="of:=DATE(2023; 8; 22) - [.A110]" office:value-type="date" office:date-value="2023-05-06" calcext:value-type="date">
            <text:p>2023-05-06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table:formula="of:=DATE(2023; 8; 22) - [.A111]" office:value-type="date" office:date-value="2023-05-05" calcext:value-type="date">
            <text:p>2023-05-05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table:formula="of:=DATE(2023; 8; 22) - [.A112]" office:value-type="date" office:date-value="2023-05-04" calcext:value-type="date">
            <text:p>2023-05-04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table:formula="of:=DATE(2023; 8; 22) - [.A113]" office:value-type="date" office:date-value="2023-05-03" calcext:value-type="date">
            <text:p>2023-05-03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table:formula="of:=DATE(2023; 8; 22) - [.A114]" office:value-type="date" office:date-value="2023-05-02" calcext:value-type="date">
            <text:p>2023-05-02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table:formula="of:=DATE(2023; 8; 22) - [.A115]" office:value-type="date" office:date-value="2023-05-01" calcext:value-type="date">
            <text:p>2023-05-0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table:formula="of:=DATE(2023; 8; 22) - [.A116]" office:value-type="date" office:date-value="2023-04-30" calcext:value-type="date">
            <text:p>2023-04-30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table:formula="of:=DATE(2023; 8; 22) - [.A117]" office:value-type="date" office:date-value="2023-04-29" calcext:value-type="date">
            <text:p>2023-04-29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table:formula="of:=DATE(2023; 8; 22) - [.A118]" office:value-type="date" office:date-value="2023-04-28" calcext:value-type="date">
            <text:p>2023-04-28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table:formula="of:=DATE(2023; 8; 22) - [.A119]" office:value-type="date" office:date-value="2023-04-27" calcext:value-type="date">
            <text:p>2023-04-27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table:formula="of:=DATE(2023; 8; 22) - [.A120]" office:value-type="date" office:date-value="2023-04-26" calcext:value-type="date">
            <text:p>2023-04-2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table:formula="of:=DATE(2023; 8; 22) - [.A121]" office:value-type="date" office:date-value="2023-04-25" calcext:value-type="date">
            <text:p>2023-04-25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table:formula="of:=DATE(2023; 8; 22) - [.A122]" office:value-type="date" office:date-value="2023-04-24" calcext:value-type="date">
            <text:p>2023-04-24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table:formula="of:=DATE(2023; 8; 22) - [.A123]" office:value-type="date" office:date-value="2023-04-23" calcext:value-type="date">
            <text:p>2023-04-23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table:formula="of:=DATE(2023; 8; 22) - [.A124]" office:value-type="date" office:date-value="2023-04-22" calcext:value-type="date">
            <text:p>2023-04-22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table:formula="of:=DATE(2023; 8; 22) - [.A125]" office:value-type="date" office:date-value="2023-04-21" calcext:value-type="date">
            <text:p>2023-04-21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table:formula="of:=DATE(2023; 8; 22) - [.A126]" office:value-type="date" office:date-value="2023-04-20" calcext:value-type="date">
            <text:p>2023-04-20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table:formula="of:=DATE(2023; 8; 22) - [.A127]" office:value-type="date" office:date-value="2023-04-19" calcext:value-type="date">
            <text:p>2023-04-19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table:formula="of:=DATE(2023; 8; 22) - [.A128]" office:value-type="date" office:date-value="2023-04-18" calcext:value-type="date">
            <text:p>2023-04-18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table:formula="of:=DATE(2023; 8; 22) - [.A129]" office:value-type="date" office:date-value="2023-04-17" calcext:value-type="date">
            <text:p>2023-04-17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table:formula="of:=DATE(2023; 8; 22) - [.A130]" office:value-type="date" office:date-value="2023-04-16" calcext:value-type="date">
            <text:p>2023-04-16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table:formula="of:=DATE(2023; 8; 22) - [.A131]" office:value-type="date" office:date-value="2023-04-15" calcext:value-type="date">
            <text:p>2023-04-15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table:formula="of:=DATE(2023; 8; 22) - [.A132]" office:value-type="date" office:date-value="2023-04-14" calcext:value-type="date">
            <text:p>2023-04-14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table:formula="of:=DATE(2023; 8; 22) - [.A133]" office:value-type="date" office:date-value="2023-04-13" calcext:value-type="date">
            <text:p>2023-04-1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table:formula="of:=DATE(2023; 8; 22) - [.A134]" office:value-type="date" office:date-value="2023-04-12" calcext:value-type="date">
            <text:p>2023-04-12</text:p>
          </table:table-cell>
          <table:table-cell table:number-columns-repeated="163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table:formula="of:=DATE(2023; 8; 22) - [.A135]" office:value-type="date" office:date-value="2023-04-11" calcext:value-type="date">
            <text:p>2023-04-11</text:p>
          </table:table-cell>
          <table:table-cell table:number-columns-repeated="1638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table:formula="of:=DATE(2023; 8; 22) - [.A136]" office:value-type="date" office:date-value="2023-04-10" calcext:value-type="date">
            <text:p>2023-04-10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table:formula="of:=DATE(2023; 8; 22) - [.A137]" office:value-type="date" office:date-value="2023-04-09" calcext:value-type="date">
            <text:p>2023-04-09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table:formula="of:=DATE(2023; 8; 22) - [.A138]" office:value-type="date" office:date-value="2023-04-08" calcext:value-type="date">
            <text:p>2023-04-08</text:p>
          </table:table-cell>
          <table:table-cell table:number-columns-repeated="1638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table:formula="of:=DATE(2023; 8; 22) - [.A139]" office:value-type="date" office:date-value="2023-04-07" calcext:value-type="date">
            <text:p>2023-04-07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table:formula="of:=DATE(2023; 8; 22) - [.A140]" office:value-type="date" office:date-value="2023-04-06" calcext:value-type="date">
            <text:p>2023-04-06</text:p>
          </table:table-cell>
          <table:table-cell table:number-columns-repeated="1638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table:formula="of:=DATE(2023; 8; 22) - [.A141]" office:value-type="date" office:date-value="2023-04-05" calcext:value-type="date">
            <text:p>2023-04-05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table:formula="of:=DATE(2023; 8; 22) - [.A142]" office:value-type="date" office:date-value="2023-04-04" calcext:value-type="date">
            <text:p>2023-04-04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table:formula="of:=DATE(2023; 8; 22) - [.A143]" office:value-type="date" office:date-value="2023-04-03" calcext:value-type="date">
            <text:p>2023-04-03</text:p>
          </table:table-cell>
          <table:table-cell table:number-columns-repeated="1638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table:formula="of:=DATE(2023; 8; 22) - [.A144]" office:value-type="date" office:date-value="2023-04-02" calcext:value-type="date">
            <text:p>2023-04-02</text:p>
          </table:table-cell>
          <table:table-cell table:number-columns-repeated="163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table:formula="of:=DATE(2023; 8; 22) - [.A145]" office:value-type="date" office:date-value="2023-04-01" calcext:value-type="date">
            <text:p>2023-04-01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table:formula="of:=DATE(2023; 8; 22) - [.A146]" office:value-type="date" office:date-value="2023-03-31" calcext:value-type="date">
            <text:p>2023-03-31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table:formula="of:=DATE(2023; 8; 22) - [.A147]" office:value-type="date" office:date-value="2023-03-30" calcext:value-type="date">
            <text:p>2023-03-30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table:formula="of:=DATE(2023; 8; 22) - [.A148]" office:value-type="date" office:date-value="2023-03-29" calcext:value-type="date">
            <text:p>2023-03-29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table:formula="of:=DATE(2023; 8; 22) - [.A149]" office:value-type="date" office:date-value="2023-03-28" calcext:value-type="date">
            <text:p>2023-03-28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table:formula="of:=DATE(2023; 8; 22) - [.A150]" office:value-type="date" office:date-value="2023-03-27" calcext:value-type="date">
            <text:p>2023-03-27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table:formula="of:=DATE(2023; 8; 22) - [.A151]" office:value-type="date" office:date-value="2023-03-26" calcext:value-type="date">
            <text:p>2023-03-26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table:formula="of:=DATE(2023; 8; 22) - [.A152]" office:value-type="date" office:date-value="2023-03-25" calcext:value-type="date">
            <text:p>2023-03-25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table:formula="of:=DATE(2023; 8; 22) - [.A153]" office:value-type="date" office:date-value="2023-03-24" calcext:value-type="date">
            <text:p>2023-03-24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table:formula="of:=DATE(2023; 8; 22) - [.A154]" office:value-type="date" office:date-value="2023-03-23" calcext:value-type="date">
            <text:p>2023-03-23</text:p>
          </table:table-cell>
          <table:table-cell table:number-columns-repeated="1638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table:formula="of:=DATE(2023; 8; 22) - [.A155]" office:value-type="date" office:date-value="2023-03-22" calcext:value-type="date">
            <text:p>2023-03-22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table:formula="of:=DATE(2023; 8; 22) - [.A156]" office:value-type="date" office:date-value="2023-03-21" calcext:value-type="date">
            <text:p>2023-03-21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table:formula="of:=DATE(2023; 8; 22) - [.A157]" office:value-type="date" office:date-value="2023-03-20" calcext:value-type="date">
            <text:p>2023-03-20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table:formula="of:=DATE(2023; 8; 22) - [.A158]" office:value-type="date" office:date-value="2023-03-19" calcext:value-type="date">
            <text:p>2023-03-19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table:formula="of:=DATE(2023; 8; 22) - [.A159]" office:value-type="date" office:date-value="2023-03-18" calcext:value-type="date">
            <text:p>2023-03-18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table:formula="of:=DATE(2023; 8; 22) - [.A160]" office:value-type="date" office:date-value="2023-03-17" calcext:value-type="date">
            <text:p>2023-03-17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table:formula="of:=DATE(2023; 8; 22) - [.A161]" office:value-type="date" office:date-value="2023-03-16" calcext:value-type="date">
            <text:p>2023-03-16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table:formula="of:=DATE(2023; 8; 22) - [.A162]" office:value-type="date" office:date-value="2023-03-15" calcext:value-type="date">
            <text:p>2023-03-15</text:p>
          </table:table-cell>
          <table:table-cell table:number-columns-repeated="163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table:formula="of:=DATE(2023; 8; 22) - [.A163]" office:value-type="date" office:date-value="2023-03-14" calcext:value-type="date">
            <text:p>2023-03-14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table:formula="of:=DATE(2023; 8; 22) - [.A164]" office:value-type="date" office:date-value="2023-03-13" calcext:value-type="date">
            <text:p>2023-03-13</text:p>
          </table:table-cell>
          <table:table-cell table:number-columns-repeated="163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table:formula="of:=DATE(2023; 8; 22) - [.A165]" office:value-type="date" office:date-value="2023-03-12" calcext:value-type="date">
            <text:p>2023-03-12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table:formula="of:=DATE(2023; 8; 22) - [.A166]" office:value-type="date" office:date-value="2023-03-11" calcext:value-type="date">
            <text:p>2023-03-11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table:formula="of:=DATE(2023; 8; 22) - [.A167]" office:value-type="date" office:date-value="2023-03-10" calcext:value-type="date">
            <text:p>2023-03-10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table:formula="of:=DATE(2023; 8; 22) - [.A168]" office:value-type="date" office:date-value="2023-03-09" calcext:value-type="date">
            <text:p>2023-03-09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table:formula="of:=DATE(2023; 8; 22) - [.A169]" office:value-type="date" office:date-value="2023-03-08" calcext:value-type="date">
            <text:p>2023-03-08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table:formula="of:=DATE(2023; 8; 22) - [.A170]" office:value-type="date" office:date-value="2023-03-07" calcext:value-type="date">
            <text:p>2023-03-07</text:p>
          </table:table-cell>
          <table:table-cell table:number-columns-repeated="1638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table:formula="of:=DATE(2023; 8; 22) - [.A171]" office:value-type="date" office:date-value="2023-03-06" calcext:value-type="date">
            <text:p>2023-03-06</text:p>
          </table:table-cell>
          <table:table-cell table:number-columns-repeated="1638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table:formula="of:=DATE(2023; 8; 22) - [.A172]" office:value-type="date" office:date-value="2023-03-05" calcext:value-type="date">
            <text:p>2023-03-05</text:p>
          </table:table-cell>
          <table:table-cell table:number-columns-repeated="1638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table:formula="of:=DATE(2023; 8; 22) - [.A173]" office:value-type="date" office:date-value="2023-03-04" calcext:value-type="date">
            <text:p>2023-03-04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table:formula="of:=DATE(2023; 8; 22) - [.A174]" office:value-type="date" office:date-value="2023-03-03" calcext:value-type="date">
            <text:p>2023-03-03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table:formula="of:=DATE(2023; 8; 22) - [.A175]" office:value-type="date" office:date-value="2023-03-02" calcext:value-type="date">
            <text:p>2023-03-02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table:formula="of:=DATE(2023; 8; 22) - [.A176]" office:value-type="date" office:date-value="2023-03-01" calcext:value-type="date">
            <text:p>2023-03-01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table:formula="of:=DATE(2023; 8; 22) - [.A177]" office:value-type="date" office:date-value="2023-02-28" calcext:value-type="date">
            <text:p>2023-02-28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table:formula="of:=DATE(2023; 8; 22) - [.A178]" office:value-type="date" office:date-value="2023-02-27" calcext:value-type="date">
            <text:p>2023-02-27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table:formula="of:=DATE(2023; 8; 22) - [.A179]" office:value-type="date" office:date-value="2023-02-26" calcext:value-type="date">
            <text:p>2023-02-26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table:formula="of:=DATE(2023; 8; 22) - [.A180]" office:value-type="date" office:date-value="2023-02-25" calcext:value-type="date">
            <text:p>2023-02-25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table:formula="of:=DATE(2023; 8; 22) - [.A181]" office:value-type="date" office:date-value="2023-02-24" calcext:value-type="date">
            <text:p>2023-02-24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table:formula="of:=DATE(2023; 8; 22) - [.A182]" office:value-type="date" office:date-value="2023-02-23" calcext:value-type="date">
            <text:p>2023-02-23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table:formula="of:=DATE(2023; 8; 22) - [.A183]" office:value-type="date" office:date-value="2023-02-22" calcext:value-type="date">
            <text:p>2023-02-22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table:formula="of:=DATE(2023; 8; 22) - [.A184]" office:value-type="date" office:date-value="2023-02-21" calcext:value-type="date">
            <text:p>2023-02-21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table:formula="of:=DATE(2023; 8; 22) - [.A185]" office:value-type="date" office:date-value="2023-02-20" calcext:value-type="date">
            <text:p>2023-02-20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table:formula="of:=DATE(2023; 8; 22) - [.A186]" office:value-type="date" office:date-value="2023-02-19" calcext:value-type="date">
            <text:p>2023-02-19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table:formula="of:=DATE(2023; 8; 22) - [.A187]" office:value-type="date" office:date-value="2023-02-18" calcext:value-type="date">
            <text:p>2023-02-18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table:formula="of:=DATE(2023; 8; 22) - [.A188]" office:value-type="date" office:date-value="2023-02-17" calcext:value-type="date">
            <text:p>2023-02-17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table:formula="of:=DATE(2023; 8; 22) - [.A189]" office:value-type="date" office:date-value="2023-02-16" calcext:value-type="date">
            <text:p>2023-02-16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table:formula="of:=DATE(2023; 8; 22) - [.A190]" office:value-type="date" office:date-value="2023-02-15" calcext:value-type="date">
            <text:p>2023-02-15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table:formula="of:=DATE(2023; 8; 22) - [.A191]" office:value-type="date" office:date-value="2023-02-14" calcext:value-type="date">
            <text:p>2023-02-14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table:formula="of:=DATE(2023; 8; 22) - [.A192]" office:value-type="date" office:date-value="2023-02-13" calcext:value-type="date">
            <text:p>2023-02-13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table:formula="of:=DATE(2023; 8; 22) - [.A193]" office:value-type="date" office:date-value="2023-02-12" calcext:value-type="date">
            <text:p>2023-02-12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table:formula="of:=DATE(2023; 8; 22) - [.A194]" office:value-type="date" office:date-value="2023-02-11" calcext:value-type="date">
            <text:p>2023-02-11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table:formula="of:=DATE(2023; 8; 22) - [.A195]" office:value-type="date" office:date-value="2023-02-10" calcext:value-type="date">
            <text:p>2023-02-10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table:formula="of:=DATE(2023; 8; 22) - [.A196]" office:value-type="date" office:date-value="2023-02-09" calcext:value-type="date">
            <text:p>2023-02-09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table:formula="of:=DATE(2023; 8; 22) - [.A197]" office:value-type="date" office:date-value="2023-02-08" calcext:value-type="date">
            <text:p>2023-02-08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table:formula="of:=DATE(2023; 8; 22) - [.A198]" office:value-type="date" office:date-value="2023-02-07" calcext:value-type="date">
            <text:p>2023-02-07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table:formula="of:=DATE(2023; 8; 22) - [.A199]" office:value-type="date" office:date-value="2023-02-06" calcext:value-type="date">
            <text:p>2023-02-06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table:formula="of:=DATE(2023; 8; 22) - [.A200]" office:value-type="date" office:date-value="2023-02-05" calcext:value-type="date">
            <text:p>2023-02-05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table:formula="of:=DATE(2023; 8; 22) - [.A201]" office:value-type="date" office:date-value="2023-02-04" calcext:value-type="date">
            <text:p>2023-02-04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table:formula="of:=DATE(2023; 8; 22) - [.A202]" office:value-type="date" office:date-value="2023-02-03" calcext:value-type="date">
            <text:p>2023-02-03</text:p>
          </table:table-cell>
          <table:table-cell table:number-columns-repeated="1638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table:formula="of:=DATE(2023; 8; 22) - [.A203]" office:value-type="date" office:date-value="2023-02-02" calcext:value-type="date">
            <text:p>2023-02-02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table:formula="of:=DATE(2023; 8; 22) - [.A204]" office:value-type="date" office:date-value="2023-02-01" calcext:value-type="date">
            <text:p>2023-02-01</text:p>
          </table:table-cell>
          <table:table-cell table:number-columns-repeated="1638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table:formula="of:=DATE(2023; 8; 22) - [.A205]" office:value-type="date" office:date-value="2023-01-31" calcext:value-type="date">
            <text:p>2023-01-31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table:formula="of:=DATE(2023; 8; 22) - [.A206]" office:value-type="date" office:date-value="2023-01-30" calcext:value-type="date">
            <text:p>2023-01-30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table:formula="of:=DATE(2023; 8; 22) - [.A207]" office:value-type="date" office:date-value="2023-01-29" calcext:value-type="date">
            <text:p>2023-01-29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table:formula="of:=DATE(2023; 8; 22) - [.A208]" office:value-type="date" office:date-value="2023-01-28" calcext:value-type="date">
            <text:p>2023-01-28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table:formula="of:=DATE(2023; 8; 22) - [.A209]" office:value-type="date" office:date-value="2023-01-27" calcext:value-type="date">
            <text:p>2023-01-27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table:formula="of:=DATE(2023; 8; 22) - [.A210]" office:value-type="date" office:date-value="2023-01-26" calcext:value-type="date">
            <text:p>2023-01-26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table:formula="of:=DATE(2023; 8; 22) - [.A211]" office:value-type="date" office:date-value="2023-01-25" calcext:value-type="date">
            <text:p>2023-01-25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table:formula="of:=DATE(2023; 8; 22) - [.A212]" office:value-type="date" office:date-value="2023-01-24" calcext:value-type="date">
            <text:p>2023-01-24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 table:formula="of:=DATE(2023; 8; 22) - [.A213]" office:value-type="date" office:date-value="2023-01-23" calcext:value-type="date">
            <text:p>2023-01-2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table:formula="of:=DATE(2023; 8; 22) - [.A214]" office:value-type="date" office:date-value="2023-01-22" calcext:value-type="date">
            <text:p>2023-01-22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table:formula="of:=DATE(2023; 8; 22) - [.A215]" office:value-type="date" office:date-value="2023-01-21" calcext:value-type="date">
            <text:p>2023-01-21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table:formula="of:=DATE(2023; 8; 22) - [.A216]" office:value-type="date" office:date-value="2023-01-20" calcext:value-type="date">
            <text:p>2023-01-20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table:formula="of:=DATE(2023; 8; 22) - [.A217]" office:value-type="date" office:date-value="2023-01-19" calcext:value-type="date">
            <text:p>2023-01-19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table:formula="of:=DATE(2023; 8; 22) - [.A218]" office:value-type="date" office:date-value="2023-01-18" calcext:value-type="date">
            <text:p>2023-01-1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table:formula="of:=DATE(2023; 8; 22) - [.A219]" office:value-type="date" office:date-value="2023-01-17" calcext:value-type="date">
            <text:p>2023-01-17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" table:formula="of:=DATE(2023; 8; 22) - [.A220]" office:value-type="date" office:date-value="2023-01-16" calcext:value-type="date">
            <text:p>2023-01-16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" table:formula="of:=DATE(2023; 8; 22) - [.A221]" office:value-type="date" office:date-value="2023-01-15" calcext:value-type="date">
            <text:p>2023-01-15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table:formula="of:=DATE(2023; 8; 22) - [.A222]" office:value-type="date" office:date-value="2023-01-14" calcext:value-type="date">
            <text:p>2023-01-14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table:formula="of:=DATE(2023; 8; 22) - [.A223]" office:value-type="date" office:date-value="2023-01-13" calcext:value-type="date">
            <text:p>2023-01-13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" table:formula="of:=DATE(2023; 8; 22) - [.A224]" office:value-type="date" office:date-value="2023-01-12" calcext:value-type="date">
            <text:p>2023-01-12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" table:formula="of:=DATE(2023; 8; 22) - [.A225]" office:value-type="date" office:date-value="2023-01-11" calcext:value-type="date">
            <text:p>2023-01-11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" table:formula="of:=DATE(2023; 8; 22) - [.A226]" office:value-type="date" office:date-value="2023-01-10" calcext:value-type="date">
            <text:p>2023-01-10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table:formula="of:=DATE(2023; 8; 22) - [.A227]" office:value-type="date" office:date-value="2023-01-09" calcext:value-type="date">
            <text:p>2023-01-09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" table:formula="of:=DATE(2023; 8; 22) - [.A228]" office:value-type="date" office:date-value="2023-01-08" calcext:value-type="date">
            <text:p>2023-01-08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" table:formula="of:=DATE(2023; 8; 22) - [.A229]" office:value-type="date" office:date-value="2023-01-07" calcext:value-type="date">
            <text:p>2023-01-07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" table:formula="of:=DATE(2023; 8; 22) - [.A230]" office:value-type="date" office:date-value="2023-01-06" calcext:value-type="date">
            <text:p>2023-01-06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" table:formula="of:=DATE(2023; 8; 22) - [.A231]" office:value-type="date" office:date-value="2023-01-05" calcext:value-type="date">
            <text:p>2023-01-05</text:p>
          </table:table-cell>
          <table:table-cell table:number-columns-repeated="1638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table:formula="of:=DATE(2023; 8; 22) - [.A232]" office:value-type="date" office:date-value="2023-01-04" calcext:value-type="date">
            <text:p>2023-01-04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" table:formula="of:=DATE(2023; 8; 22) - [.A233]" office:value-type="date" office:date-value="2023-01-03" calcext:value-type="date">
            <text:p>2023-01-03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table:formula="of:=DATE(2023; 8; 22) - [.A234]" office:value-type="date" office:date-value="2023-01-02" calcext:value-type="date">
            <text:p>2023-01-02</text:p>
          </table:table-cell>
          <table:table-cell table:number-columns-repeated="1638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" table:formula="of:=DATE(2023; 8; 22) - [.A235]" office:value-type="date" office:date-value="2023-01-01" calcext:value-type="date">
            <text:p>2023-01-01</text:p>
          </table:table-cell>
          <table:table-cell table:number-columns-repeated="163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" table:formula="of:=DATE(2023; 8; 22) - [.A236]" office:value-type="date" office:date-value="2022-12-31" calcext:value-type="date">
            <text:p>2022-12-31</text:p>
          </table:table-cell>
          <table:table-cell table:number-columns-repeated="1638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table:formula="of:=DATE(2023; 8; 22) - [.A237]" office:value-type="date" office:date-value="2022-12-30" calcext:value-type="date">
            <text:p>2022-12-30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" table:formula="of:=DATE(2023; 8; 22) - [.A238]" office:value-type="date" office:date-value="2022-12-29" calcext:value-type="date">
            <text:p>2022-12-29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" table:formula="of:=DATE(2023; 8; 22) - [.A239]" office:value-type="date" office:date-value="2022-12-28" calcext:value-type="date">
            <text:p>2022-12-28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table:formula="of:=DATE(2023; 8; 22) - [.A240]" office:value-type="date" office:date-value="2022-12-27" calcext:value-type="date">
            <text:p>2022-12-27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table:formula="of:=DATE(2023; 8; 22) - [.A241]" office:value-type="date" office:date-value="2022-12-26" calcext:value-type="date">
            <text:p>2022-12-26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table:formula="of:=DATE(2023; 8; 22) - [.A242]" office:value-type="date" office:date-value="2022-12-25" calcext:value-type="date">
            <text:p>2022-12-25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" table:formula="of:=DATE(2023; 8; 22) - [.A243]" office:value-type="date" office:date-value="2022-12-24" calcext:value-type="date">
            <text:p>2022-12-24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" table:formula="of:=DATE(2023; 8; 22) - [.A244]" office:value-type="date" office:date-value="2022-12-23" calcext:value-type="date">
            <text:p>2022-12-23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" table:formula="of:=DATE(2023; 8; 22) - [.A245]" office:value-type="date" office:date-value="2022-12-22" calcext:value-type="date">
            <text:p>2022-12-22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" table:formula="of:=DATE(2023; 8; 22) - [.A246]" office:value-type="date" office:date-value="2022-12-21" calcext:value-type="date">
            <text:p>2022-12-21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table:formula="of:=DATE(2023; 8; 22) - [.A247]" office:value-type="date" office:date-value="2022-12-20" calcext:value-type="date">
            <text:p>2022-12-20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table:formula="of:=DATE(2023; 8; 22) - [.A248]" office:value-type="date" office:date-value="2022-12-19" calcext:value-type="date">
            <text:p>2022-12-19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table:formula="of:=DATE(2023; 8; 22) - [.A249]" office:value-type="date" office:date-value="2022-12-18" calcext:value-type="date">
            <text:p>2022-12-18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" table:formula="of:=DATE(2023; 8; 22) - [.A250]" office:value-type="date" office:date-value="2022-12-17" calcext:value-type="date">
            <text:p>2022-12-17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" table:formula="of:=DATE(2023; 8; 22) - [.A251]" office:value-type="date" office:date-value="2022-12-16" calcext:value-type="date">
            <text:p>2022-12-16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table:formula="of:=DATE(2023; 8; 22) - [.A252]" office:value-type="date" office:date-value="2022-12-15" calcext:value-type="date">
            <text:p>2022-12-15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" table:formula="of:=DATE(2023; 8; 22) - [.A253]" office:value-type="date" office:date-value="2022-12-14" calcext:value-type="date">
            <text:p>2022-12-14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" table:formula="of:=DATE(2023; 8; 22) - [.A254]" office:value-type="date" office:date-value="2022-12-13" calcext:value-type="date">
            <text:p>2022-12-13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table:formula="of:=DATE(2023; 8; 22) - [.A255]" office:value-type="date" office:date-value="2022-12-12" calcext:value-type="date">
            <text:p>2022-12-12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" table:formula="of:=DATE(2023; 8; 22) - [.A256]" office:value-type="date" office:date-value="2022-12-11" calcext:value-type="date">
            <text:p>2022-12-11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table:formula="of:=DATE(2023; 8; 22) - [.A257]" office:value-type="date" office:date-value="2022-12-10" calcext:value-type="date">
            <text:p>2022-12-10</text:p>
          </table:table-cell>
          <table:table-cell table:number-columns-repeated="1638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table:formula="of:=DATE(2023; 8; 22) - [.A258]" office:value-type="date" office:date-value="2022-12-09" calcext:value-type="date">
            <text:p>2022-12-09</text:p>
          </table:table-cell>
          <table:table-cell table:number-columns-repeated="1638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table:formula="of:=DATE(2023; 8; 22) - [.A259]" office:value-type="date" office:date-value="2022-12-08" calcext:value-type="date">
            <text:p>2022-12-08</text:p>
          </table:table-cell>
          <table:table-cell table:number-columns-repeated="1638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" table:formula="of:=DATE(2023; 8; 22) - [.A260]" office:value-type="date" office:date-value="2022-12-07" calcext:value-type="date">
            <text:p>2022-12-07</text:p>
          </table:table-cell>
          <table:table-cell table:number-columns-repeated="1638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" table:formula="of:=DATE(2023; 8; 22) - [.A261]" office:value-type="date" office:date-value="2022-12-06" calcext:value-type="date">
            <text:p>2022-12-06</text:p>
          </table:table-cell>
          <table:table-cell table:number-columns-repeated="1638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table:formula="of:=DATE(2023; 8; 22) - [.A262]" office:value-type="date" office:date-value="2022-12-05" calcext:value-type="date">
            <text:p>2022-12-05</text:p>
          </table:table-cell>
          <table:table-cell table:number-columns-repeated="1638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" table:formula="of:=DATE(2023; 8; 22) - [.A263]" office:value-type="date" office:date-value="2022-12-04" calcext:value-type="date">
            <text:p>2022-12-04</text:p>
          </table:table-cell>
          <table:table-cell table:number-columns-repeated="1638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" table:formula="of:=DATE(2023; 8; 22) - [.A264]" office:value-type="date" office:date-value="2022-12-03" calcext:value-type="date">
            <text:p>2022-12-03</text:p>
          </table:table-cell>
          <table:table-cell table:number-columns-repeated="1638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" table:formula="of:=DATE(2023; 8; 22) - [.A265]" office:value-type="date" office:date-value="2022-12-02" calcext:value-type="date">
            <text:p>2022-12-02</text:p>
          </table:table-cell>
          <table:table-cell table:number-columns-repeated="1638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" table:formula="of:=DATE(2023; 8; 22) - [.A266]" office:value-type="date" office:date-value="2022-12-01" calcext:value-type="date">
            <text:p>2022-12-01</text:p>
          </table:table-cell>
          <table:table-cell table:number-columns-repeated="1638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table:formula="of:=DATE(2023; 8; 22) - [.A267]" office:value-type="date" office:date-value="2022-11-30" calcext:value-type="date">
            <text:p>2022-11-30</text:p>
          </table:table-cell>
          <table:table-cell table:number-columns-repeated="1638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" table:formula="of:=DATE(2023; 8; 22) - [.A268]" office:value-type="date" office:date-value="2022-11-29" calcext:value-type="date">
            <text:p>2022-11-29</text:p>
          </table:table-cell>
          <table:table-cell table:number-columns-repeated="1638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" table:formula="of:=DATE(2023; 8; 22) - [.A269]" office:value-type="date" office:date-value="2022-11-28" calcext:value-type="date">
            <text:p>2022-11-28</text:p>
          </table:table-cell>
          <table:table-cell table:number-columns-repeated="1638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" table:formula="of:=DATE(2023; 8; 22) - [.A270]" office:value-type="date" office:date-value="2022-11-27" calcext:value-type="date">
            <text:p>2022-11-27</text:p>
          </table:table-cell>
          <table:table-cell table:number-columns-repeated="1638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" table:formula="of:=DATE(2023; 8; 22) - [.A271]" office:value-type="date" office:date-value="2022-11-26" calcext:value-type="date">
            <text:p>2022-11-26</text:p>
          </table:table-cell>
          <table:table-cell table:number-columns-repeated="1638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table:formula="of:=DATE(2023; 8; 22) - [.A272]" office:value-type="date" office:date-value="2022-11-25" calcext:value-type="date">
            <text:p>2022-11-25</text:p>
          </table:table-cell>
          <table:table-cell table:number-columns-repeated="1638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" table:formula="of:=DATE(2023; 8; 22) - [.A273]" office:value-type="date" office:date-value="2022-11-24" calcext:value-type="date">
            <text:p>2022-11-24</text:p>
          </table:table-cell>
          <table:table-cell table:number-columns-repeated="1638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" table:formula="of:=DATE(2023; 8; 22) - [.A274]" office:value-type="date" office:date-value="2022-11-23" calcext:value-type="date">
            <text:p>2022-11-23</text:p>
          </table:table-cell>
          <table:table-cell table:number-columns-repeated="1638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" table:formula="of:=DATE(2023; 8; 22) - [.A275]" office:value-type="date" office:date-value="2022-11-22" calcext:value-type="date">
            <text:p>2022-11-22</text:p>
          </table:table-cell>
          <table:table-cell table:number-columns-repeated="1638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" table:formula="of:=DATE(2023; 8; 22) - [.A276]" office:value-type="date" office:date-value="2022-11-21" calcext:value-type="date">
            <text:p>2022-11-21</text:p>
          </table:table-cell>
          <table:table-cell table:number-columns-repeated="1638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" table:formula="of:=DATE(2023; 8; 22) - [.A277]" office:value-type="date" office:date-value="2022-11-20" calcext:value-type="date">
            <text:p>2022-11-20</text:p>
          </table:table-cell>
          <table:table-cell table:number-columns-repeated="1638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" table:formula="of:=DATE(2023; 8; 22) - [.A278]" office:value-type="date" office:date-value="2022-11-19" calcext:value-type="date">
            <text:p>2022-11-19</text:p>
          </table:table-cell>
          <table:table-cell table:number-columns-repeated="1638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" table:formula="of:=DATE(2023; 8; 22) - [.A279]" office:value-type="date" office:date-value="2022-11-18" calcext:value-type="date">
            <text:p>2022-11-18</text:p>
          </table:table-cell>
          <table:table-cell table:number-columns-repeated="1638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" table:formula="of:=DATE(2023; 8; 22) - [.A280]" office:value-type="date" office:date-value="2022-11-17" calcext:value-type="date">
            <text:p>2022-11-17</text:p>
          </table:table-cell>
          <table:table-cell table:number-columns-repeated="1638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" table:formula="of:=DATE(2023; 8; 22) - [.A281]" office:value-type="date" office:date-value="2022-11-16" calcext:value-type="date">
            <text:p>2022-11-16</text:p>
          </table:table-cell>
          <table:table-cell table:number-columns-repeated="1638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table:formula="of:=DATE(2023; 8; 22) - [.A282]" office:value-type="date" office:date-value="2022-11-15" calcext:value-type="date">
            <text:p>2022-11-15</text:p>
          </table:table-cell>
          <table:table-cell table:number-columns-repeated="1638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" table:formula="of:=DATE(2023; 8; 22) - [.A283]" office:value-type="date" office:date-value="2022-11-14" calcext:value-type="date">
            <text:p>2022-11-14</text:p>
          </table:table-cell>
          <table:table-cell table:number-columns-repeated="1638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" table:formula="of:=DATE(2023; 8; 22) - [.A284]" office:value-type="date" office:date-value="2022-11-13" calcext:value-type="date">
            <text:p>2022-11-13</text:p>
          </table:table-cell>
          <table:table-cell table:number-columns-repeated="1638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" table:formula="of:=DATE(2023; 8; 22) - [.A285]" office:value-type="date" office:date-value="2022-11-12" calcext:value-type="date">
            <text:p>2022-11-12</text:p>
          </table:table-cell>
          <table:table-cell table:number-columns-repeated="1638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" table:formula="of:=DATE(2023; 8; 22) - [.A286]" office:value-type="date" office:date-value="2022-11-11" calcext:value-type="date">
            <text:p>2022-11-11</text:p>
          </table:table-cell>
          <table:table-cell table:number-columns-repeated="1638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table:formula="of:=DATE(2023; 8; 22) - [.A287]" office:value-type="date" office:date-value="2022-11-10" calcext:value-type="date">
            <text:p>2022-11-10</text:p>
          </table:table-cell>
          <table:table-cell table:number-columns-repeated="1638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table:formula="of:=DATE(2023; 8; 22) - [.A288]" office:value-type="date" office:date-value="2022-11-09" calcext:value-type="date">
            <text:p>2022-11-09</text:p>
          </table:table-cell>
          <table:table-cell table:number-columns-repeated="1638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table:formula="of:=DATE(2023; 8; 22) - [.A289]" office:value-type="date" office:date-value="2022-11-08" calcext:value-type="date">
            <text:p>2022-11-08</text:p>
          </table:table-cell>
          <table:table-cell table:number-columns-repeated="1638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table:formula="of:=DATE(2023; 8; 22) - [.A290]" office:value-type="date" office:date-value="2022-11-07" calcext:value-type="date">
            <text:p>2022-11-07</text:p>
          </table:table-cell>
          <table:table-cell table:number-columns-repeated="1638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table:formula="of:=DATE(2023; 8; 22) - [.A291]" office:value-type="date" office:date-value="2022-11-06" calcext:value-type="date">
            <text:p>2022-11-06</text:p>
          </table:table-cell>
          <table:table-cell table:number-columns-repeated="1638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table:formula="of:=DATE(2023; 8; 22) - [.A292]" office:value-type="date" office:date-value="2022-11-05" calcext:value-type="date">
            <text:p>2022-11-05</text:p>
          </table:table-cell>
          <table:table-cell table:number-columns-repeated="1638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" table:formula="of:=DATE(2023; 8; 22) - [.A293]" office:value-type="date" office:date-value="2022-11-04" calcext:value-type="date">
            <text:p>2022-11-04</text:p>
          </table:table-cell>
          <table:table-cell table:number-columns-repeated="1638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" table:formula="of:=DATE(2023; 8; 22) - [.A294]" office:value-type="date" office:date-value="2022-11-03" calcext:value-type="date">
            <text:p>2022-11-03</text:p>
          </table:table-cell>
          <table:table-cell table:number-columns-repeated="1638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" table:formula="of:=DATE(2023; 8; 22) - [.A295]" office:value-type="date" office:date-value="2022-11-02" calcext:value-type="date">
            <text:p>2022-11-02</text:p>
          </table:table-cell>
          <table:table-cell table:number-columns-repeated="1638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" table:formula="of:=DATE(2023; 8; 22) - [.A296]" office:value-type="date" office:date-value="2022-11-01" calcext:value-type="date">
            <text:p>2022-11-01</text:p>
          </table:table-cell>
          <table:table-cell table:number-columns-repeated="1638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" table:formula="of:=DATE(2023; 8; 22) - [.A297]" office:value-type="date" office:date-value="2022-10-31" calcext:value-type="date">
            <text:p>2022-10-31</text:p>
          </table:table-cell>
          <table:table-cell table:number-columns-repeated="163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" table:formula="of:=DATE(2023; 8; 22) - [.A298]" office:value-type="date" office:date-value="2022-10-30" calcext:value-type="date">
            <text:p>2022-10-30</text:p>
          </table:table-cell>
          <table:table-cell table:number-columns-repeated="1638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" table:formula="of:=DATE(2023; 8; 22) - [.A299]" office:value-type="date" office:date-value="2022-10-29" calcext:value-type="date">
            <text:p>2022-10-29</text:p>
          </table:table-cell>
          <table:table-cell table:number-columns-repeated="1638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" table:formula="of:=DATE(2023; 8; 22) - [.A300]" office:value-type="date" office:date-value="2022-10-28" calcext:value-type="date">
            <text:p>2022-10-28</text:p>
          </table:table-cell>
          <table:table-cell table:number-columns-repeated="1638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" table:formula="of:=DATE(2023; 8; 22) - [.A301]" office:value-type="date" office:date-value="2022-10-27" calcext:value-type="date">
            <text:p>2022-10-27</text:p>
          </table:table-cell>
          <table:table-cell table:number-columns-repeated="1638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table:formula="of:=DATE(2023; 8; 22) - [.A302]" office:value-type="date" office:date-value="2022-10-26" calcext:value-type="date">
            <text:p>2022-10-26</text:p>
          </table:table-cell>
          <table:table-cell table:number-columns-repeated="1638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" table:formula="of:=DATE(2023; 8; 22) - [.A303]" office:value-type="date" office:date-value="2022-10-25" calcext:value-type="date">
            <text:p>2022-10-25</text:p>
          </table:table-cell>
          <table:table-cell table:number-columns-repeated="1638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" table:formula="of:=DATE(2023; 8; 22) - [.A304]" office:value-type="date" office:date-value="2022-10-24" calcext:value-type="date">
            <text:p>2022-10-24</text:p>
          </table:table-cell>
          <table:table-cell table:number-columns-repeated="1638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" table:formula="of:=DATE(2023; 8; 22) - [.A305]" office:value-type="date" office:date-value="2022-10-23" calcext:value-type="date">
            <text:p>2022-10-23</text:p>
          </table:table-cell>
          <table:table-cell table:number-columns-repeated="1638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" table:formula="of:=DATE(2023; 8; 22) - [.A306]" office:value-type="date" office:date-value="2022-10-22" calcext:value-type="date">
            <text:p>2022-10-22</text:p>
          </table:table-cell>
          <table:table-cell table:number-columns-repeated="1638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table:formula="of:=DATE(2023; 8; 22) - [.A307]" office:value-type="date" office:date-value="2022-10-21" calcext:value-type="date">
            <text:p>2022-10-21</text:p>
          </table:table-cell>
          <table:table-cell table:number-columns-repeated="1638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" table:formula="of:=DATE(2023; 8; 22) - [.A308]" office:value-type="date" office:date-value="2022-10-20" calcext:value-type="date">
            <text:p>2022-10-20</text:p>
          </table:table-cell>
          <table:table-cell table:number-columns-repeated="1638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" table:formula="of:=DATE(2023; 8; 22) - [.A309]" office:value-type="date" office:date-value="2022-10-19" calcext:value-type="date">
            <text:p>2022-10-19</text:p>
          </table:table-cell>
          <table:table-cell table:number-columns-repeated="1638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" table:formula="of:=DATE(2023; 8; 22) - [.A310]" office:value-type="date" office:date-value="2022-10-18" calcext:value-type="date">
            <text:p>2022-10-18</text:p>
          </table:table-cell>
          <table:table-cell table:number-columns-repeated="1638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" table:formula="of:=DATE(2023; 8; 22) - [.A311]" office:value-type="date" office:date-value="2022-10-17" calcext:value-type="date">
            <text:p>2022-10-17</text:p>
          </table:table-cell>
          <table:table-cell table:number-columns-repeated="1638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" table:formula="of:=DATE(2023; 8; 22) - [.A312]" office:value-type="date" office:date-value="2022-10-16" calcext:value-type="date">
            <text:p>2022-10-16</text:p>
          </table:table-cell>
          <table:table-cell table:number-columns-repeated="1638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" table:formula="of:=DATE(2023; 8; 22) - [.A313]" office:value-type="date" office:date-value="2022-10-15" calcext:value-type="date">
            <text:p>2022-10-15</text:p>
          </table:table-cell>
          <table:table-cell table:number-columns-repeated="1638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" table:formula="of:=DATE(2023; 8; 22) - [.A314]" office:value-type="date" office:date-value="2022-10-14" calcext:value-type="date">
            <text:p>2022-10-14</text:p>
          </table:table-cell>
          <table:table-cell table:number-columns-repeated="1638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" table:formula="of:=DATE(2023; 8; 22) - [.A315]" office:value-type="date" office:date-value="2022-10-13" calcext:value-type="date">
            <text:p>2022-10-13</text:p>
          </table:table-cell>
          <table:table-cell table:number-columns-repeated="1638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" table:formula="of:=DATE(2023; 8; 22) - [.A316]" office:value-type="date" office:date-value="2022-10-12" calcext:value-type="date">
            <text:p>2022-10-12</text:p>
          </table:table-cell>
          <table:table-cell table:number-columns-repeated="1638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" table:formula="of:=DATE(2023; 8; 22) - [.A317]" office:value-type="date" office:date-value="2022-10-11" calcext:value-type="date">
            <text:p>2022-10-11</text:p>
          </table:table-cell>
          <table:table-cell table:number-columns-repeated="1638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" table:formula="of:=DATE(2023; 8; 22) - [.A318]" office:value-type="date" office:date-value="2022-10-10" calcext:value-type="date">
            <text:p>2022-10-10</text:p>
          </table:table-cell>
          <table:table-cell table:number-columns-repeated="1638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" table:formula="of:=DATE(2023; 8; 22) - [.A319]" office:value-type="date" office:date-value="2022-10-09" calcext:value-type="date">
            <text:p>2022-10-09</text:p>
          </table:table-cell>
          <table:table-cell table:number-columns-repeated="1638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" table:formula="of:=DATE(2023; 8; 22) - [.A320]" office:value-type="date" office:date-value="2022-10-08" calcext:value-type="date">
            <text:p>2022-10-08</text:p>
          </table:table-cell>
          <table:table-cell table:number-columns-repeated="1638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" table:formula="of:=DATE(2023; 8; 22) - [.A321]" office:value-type="date" office:date-value="2022-10-07" calcext:value-type="date">
            <text:p>2022-10-07</text:p>
          </table:table-cell>
          <table:table-cell table:number-columns-repeated="1638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" table:formula="of:=DATE(2023; 8; 22) - [.A322]" office:value-type="date" office:date-value="2022-10-06" calcext:value-type="date">
            <text:p>2022-10-06</text:p>
          </table:table-cell>
          <table:table-cell table:number-columns-repeated="1638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" table:formula="of:=DATE(2023; 8; 22) - [.A323]" office:value-type="date" office:date-value="2022-10-05" calcext:value-type="date">
            <text:p>2022-10-05</text:p>
          </table:table-cell>
          <table:table-cell table:number-columns-repeated="1638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" table:formula="of:=DATE(2023; 8; 22) - [.A324]" office:value-type="date" office:date-value="2022-10-04" calcext:value-type="date">
            <text:p>2022-10-04</text:p>
          </table:table-cell>
          <table:table-cell table:number-columns-repeated="1638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" table:formula="of:=DATE(2023; 8; 22) - [.A325]" office:value-type="date" office:date-value="2022-10-03" calcext:value-type="date">
            <text:p>2022-10-03</text:p>
          </table:table-cell>
          <table:table-cell table:number-columns-repeated="1638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" table:formula="of:=DATE(2023; 8; 22) - [.A326]" office:value-type="date" office:date-value="2022-10-02" calcext:value-type="date">
            <text:p>2022-10-02</text:p>
          </table:table-cell>
          <table:table-cell table:number-columns-repeated="1638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" table:formula="of:=DATE(2023; 8; 22) - [.A327]" office:value-type="date" office:date-value="2022-10-01" calcext:value-type="date">
            <text:p>2022-10-01</text:p>
          </table:table-cell>
          <table:table-cell table:number-columns-repeated="1638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" table:formula="of:=DATE(2023; 8; 22) - [.A328]" office:value-type="date" office:date-value="2022-09-30" calcext:value-type="date">
            <text:p>2022-09-30</text:p>
          </table:table-cell>
          <table:table-cell table:number-columns-repeated="1638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" table:formula="of:=DATE(2023; 8; 22) - [.A329]" office:value-type="date" office:date-value="2022-09-29" calcext:value-type="date">
            <text:p>2022-09-29</text:p>
          </table:table-cell>
          <table:table-cell table:number-columns-repeated="1638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" table:formula="of:=DATE(2023; 8; 22) - [.A330]" office:value-type="date" office:date-value="2022-09-28" calcext:value-type="date">
            <text:p>2022-09-28</text:p>
          </table:table-cell>
          <table:table-cell table:number-columns-repeated="1638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" table:formula="of:=DATE(2023; 8; 22) - [.A331]" office:value-type="date" office:date-value="2022-09-27" calcext:value-type="date">
            <text:p>2022-09-27</text:p>
          </table:table-cell>
          <table:table-cell table:number-columns-repeated="1638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table:formula="of:=DATE(2023; 8; 22) - [.A332]" office:value-type="date" office:date-value="2022-09-26" calcext:value-type="date">
            <text:p>2022-09-26</text:p>
          </table:table-cell>
          <table:table-cell table:number-columns-repeated="1638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" table:formula="of:=DATE(2023; 8; 22) - [.A333]" office:value-type="date" office:date-value="2022-09-25" calcext:value-type="date">
            <text:p>2022-09-25</text:p>
          </table:table-cell>
          <table:table-cell table:number-columns-repeated="1638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" table:formula="of:=DATE(2023; 8; 22) - [.A334]" office:value-type="date" office:date-value="2022-09-24" calcext:value-type="date">
            <text:p>2022-09-24</text:p>
          </table:table-cell>
          <table:table-cell table:number-columns-repeated="1638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" table:formula="of:=DATE(2023; 8; 22) - [.A335]" office:value-type="date" office:date-value="2022-09-23" calcext:value-type="date">
            <text:p>2022-09-23</text:p>
          </table:table-cell>
          <table:table-cell table:number-columns-repeated="1638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" table:formula="of:=DATE(2023; 8; 22) - [.A336]" office:value-type="date" office:date-value="2022-09-22" calcext:value-type="date">
            <text:p>2022-09-22</text:p>
          </table:table-cell>
          <table:table-cell table:number-columns-repeated="1638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" table:formula="of:=DATE(2023; 8; 22) - [.A337]" office:value-type="date" office:date-value="2022-09-21" calcext:value-type="date">
            <text:p>2022-09-21</text:p>
          </table:table-cell>
          <table:table-cell table:number-columns-repeated="1638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" table:formula="of:=DATE(2023; 8; 22) - [.A338]" office:value-type="date" office:date-value="2022-09-20" calcext:value-type="date">
            <text:p>2022-09-20</text:p>
          </table:table-cell>
          <table:table-cell table:number-columns-repeated="1638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" table:formula="of:=DATE(2023; 8; 22) - [.A339]" office:value-type="date" office:date-value="2022-09-19" calcext:value-type="date">
            <text:p>2022-09-19</text:p>
          </table:table-cell>
          <table:table-cell table:number-columns-repeated="1638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" table:formula="of:=DATE(2023; 8; 22) - [.A340]" office:value-type="date" office:date-value="2022-09-18" calcext:value-type="date">
            <text:p>2022-09-18</text:p>
          </table:table-cell>
          <table:table-cell table:number-columns-repeated="1638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" table:formula="of:=DATE(2023; 8; 22) - [.A341]" office:value-type="date" office:date-value="2022-09-17" calcext:value-type="date">
            <text:p>2022-09-17</text:p>
          </table:table-cell>
          <table:table-cell table:number-columns-repeated="1638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" table:formula="of:=DATE(2023; 8; 22) - [.A342]" office:value-type="date" office:date-value="2022-09-16" calcext:value-type="date">
            <text:p>2022-09-16</text:p>
          </table:table-cell>
          <table:table-cell table:number-columns-repeated="1638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" table:formula="of:=DATE(2023; 8; 22) - [.A343]" office:value-type="date" office:date-value="2022-09-15" calcext:value-type="date">
            <text:p>2022-09-15</text:p>
          </table:table-cell>
          <table:table-cell table:number-columns-repeated="1638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" table:formula="of:=DATE(2023; 8; 22) - [.A344]" office:value-type="date" office:date-value="2022-09-14" calcext:value-type="date">
            <text:p>2022-09-14</text:p>
          </table:table-cell>
          <table:table-cell table:number-columns-repeated="1638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" table:formula="of:=DATE(2023; 8; 22) - [.A345]" office:value-type="date" office:date-value="2022-09-13" calcext:value-type="date">
            <text:p>2022-09-13</text:p>
          </table:table-cell>
          <table:table-cell table:number-columns-repeated="1638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" table:formula="of:=DATE(2023; 8; 22) - [.A346]" office:value-type="date" office:date-value="2022-09-12" calcext:value-type="date">
            <text:p>2022-09-12</text:p>
          </table:table-cell>
          <table:table-cell table:number-columns-repeated="16382"/>
        </table:table-row>
        <table:table-row table:style-name="ro1" table:number-rows-repeated="104822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2T21:54:03.672000000</meta:creation-date>
    <dc:date>2023-08-22T22:25:27.887000000</dc:date>
    <meta:editing-duration>PT31M25S</meta:editing-duration>
    <meta:editing-cycles>1</meta:editing-cycles>
    <meta:document-statistic meta:table-count="1" meta:cell-count="714" meta:object-count="0"/>
    <meta:generator>LibreOffice/7.4.4.2$Windows_X86_64 LibreOffice_project/85569322deea74ec9134968a29af2df5663baa21</meta:generator>
  </office:meta>
</office:document-meta>
</file>